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table table:name="Mystic and science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mystic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chapt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rque debo morir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l es el proposito de mi exist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 soy 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mi existencia es neces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 vida que 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 inteligencia cread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patos ? Para deambular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de la vida cometer errore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 el hombre la criatura mas inteligent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la existincion de una especie algo que debe ser corregido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las criaturas se reproducen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las criaturas se comen unas a otra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 la muerte inevitabl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un ser de inteligencia superior que crea a todas las criaturas viviente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hacemos lo que hacem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 saber lo que debemos hacer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as man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a inteligenci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o comportamient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el alm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para nosotros la vida eterna ?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7-01T18:06:39.512000000</dc:date>
    <meta:editing-duration>PT27M55S</meta:editing-duration>
    <meta:editing-cycles>11</meta:editing-cycles>
    <meta:generator>LibreOffice/7.3.5.2$Windows_X86_64 LibreOffice_project/184fe81b8c8c30d8b5082578aee2fed2ea847c01</meta:generator>
    <meta:document-statistic meta:table-count="2" meta:cell-count="40" meta:object-count="0"/>
  </office:meta>
</office:document-meta>
</file>